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94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14.2mm"/>
    </style:style>
    <style:style style:name="co5" style:family="table-column">
      <style:table-column-properties fo:break-before="auto" style:column-width="15.2mm"/>
    </style:style>
    <style:style style:name="co6" style:family="table-column">
      <style:table-column-properties fo:break-before="auto" style:column-width="23.18mm"/>
    </style:style>
    <style:style style:name="co7" style:family="table-column">
      <style:table-column-properties fo:break-before="auto" style:column-width="27.66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8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5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51" office:value-type="string" calcext:value-type="string" table:number-columns-spanned="6" table:number-rows-spanned="1">
              <text:p><text:s text:c="5"/>中 華 民 國 98 年 4 月份</text:p>
            </table:table-cell>
            <table:covered-table-cell table:number-columns-repeated="5" table:style-name="ce52"/>
            <table:table-cell table:style-name="ce33" table:number-columns-repeated="8"/>
            <table:table-cell table:style-name="ce58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7"/>
            <table:table-cell table:style-name="ce53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7"/>
            <table:covered-table-cell table:style-name="ce57"/>
            <table:table-cell table:style-name="ce59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9"/>
            <table:covered-table-cell table:style-name="ce50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9"/>
            <table:covered-table-cell table:style-name="ce54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0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0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1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95900" calcext:value-type="float">
            <text:p>95,900</text:p>
          </table:table-cell>
          <table:table-cell table:style-name="ce38" office:value-type="float" office:value="5047" calcext:value-type="float">
            <text:p>5,047</text:p>
          </table:table-cell>
          <table:table-cell table:style-name="ce38" office:value-type="float" office:value="7217" calcext:value-type="float">
            <text:p>7,217</text:p>
          </table:table-cell>
          <table:table-cell table:style-name="ce38" office:value-type="float" office:value="3705" calcext:value-type="float">
            <text:p>3,705</text:p>
          </table:table-cell>
          <table:table-cell table:style-name="ce38" office:value-type="float" office:value="9787" calcext:value-type="float">
            <text:p>9,787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287" calcext:value-type="float">
            <text:p>28,287</text:p>
          </table:table-cell>
          <table:table-cell table:style-name="ce38" office:value-type="float" office:value="39183" calcext:value-type="float">
            <text:p>39,183</text:p>
          </table:table-cell>
          <table:table-cell table:style-name="ce38" office:value-type="float" office:value="2436" calcext:value-type="float">
            <text:p>2,43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93755" calcext:value-type="float">
            <text:p>93,755</text:p>
          </table:table-cell>
          <table:table-cell table:style-name="ce38" office:value-type="float" office:value="5236" calcext:value-type="float">
            <text:p>5,236</text:p>
          </table:table-cell>
          <table:table-cell table:style-name="ce38" office:value-type="float" office:value="5614" calcext:value-type="float">
            <text:p>5,614</text:p>
          </table:table-cell>
          <table:table-cell table:style-name="ce38" office:value-type="float" office:value="3351" calcext:value-type="float">
            <text:p>3,351</text:p>
          </table:table-cell>
          <table:table-cell table:style-name="ce38" office:value-type="float" office:value="10573" calcext:value-type="float">
            <text:p>10,573</text:p>
          </table:table-cell>
          <table:table-cell table:style-name="ce38" office:value-type="float" office:value="1401" calcext:value-type="float">
            <text:p>1,40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293" calcext:value-type="float">
            <text:p>28,293</text:p>
          </table:table-cell>
          <table:table-cell table:style-name="ce38" office:value-type="float" office:value="39184" calcext:value-type="float">
            <text:p>39,184</text:p>
          </table:table-cell>
          <table:table-cell table:style-name="ce38" office:value-type="float" office:value="83" calcext:value-type="float">
            <text:p>83</text:p>
          </table:table-cell>
          <table:table-cell table:style-name="ce44" office:value-type="float" office:value="20" calcext:value-type="float">
            <text:p>20</text:p>
          </table:table-cell>
          <table:table-cell table:style-name="ce62" office:value-type="float" office:value="2145" calcext:value-type="float">
            <text:p>2,145</text:p>
          </table:table-cell>
          <table:table-cell table:style-name="ce73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3384" calcext:value-type="float">
            <text:p>43,384</text:p>
          </table:table-cell>
          <table:table-cell table:style-name="ce39" office:value-type="float" office:value="2280" calcext:value-type="float">
            <text:p>2,280</text:p>
          </table:table-cell>
          <table:table-cell table:style-name="ce39" office:value-type="float" office:value="3482" calcext:value-type="float">
            <text:p>3,482</text:p>
          </table:table-cell>
          <table:table-cell table:style-name="ce39" office:value-type="float" office:value="1785" calcext:value-type="float">
            <text:p>1,785</text:p>
          </table:table-cell>
          <table:table-cell table:style-name="ce39" office:value-type="float" office:value="4534" calcext:value-type="float">
            <text:p>4,534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039" calcext:value-type="float">
            <text:p>13,039</text:p>
          </table:table-cell>
          <table:table-cell table:style-name="ce39" office:value-type="float" office:value="17752" calcext:value-type="float">
            <text:p>17,752</text:p>
          </table:table-cell>
          <table:table-cell table:style-name="ce39" office:value-type="float" office:value="363" calcext:value-type="float">
            <text:p>36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3191" calcext:value-type="float">
            <text:p>43,191</text:p>
          </table:table-cell>
          <table:table-cell table:style-name="ce39" office:value-type="float" office:value="2379" calcext:value-type="float">
            <text:p>2,379</text:p>
          </table:table-cell>
          <table:table-cell table:style-name="ce39" office:value-type="float" office:value="2581" calcext:value-type="float">
            <text:p>2,581</text:p>
          </table:table-cell>
          <table:table-cell table:style-name="ce39" office:value-type="float" office:value="1537" calcext:value-type="float">
            <text:p>1,537</text:p>
          </table:table-cell>
          <table:table-cell table:style-name="ce39" office:value-type="float" office:value="5134" calcext:value-type="float">
            <text:p>5,134</text:p>
          </table:table-cell>
          <table:table-cell table:style-name="ce39" office:value-type="float" office:value="694" calcext:value-type="float">
            <text:p>69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043" calcext:value-type="float">
            <text:p>13,043</text:p>
          </table:table-cell>
          <table:table-cell table:style-name="ce39" office:value-type="float" office:value="17753" calcext:value-type="float">
            <text:p>17,753</text:p>
          </table:table-cell>
          <table:table-cell table:style-name="ce39" office:value-type="float" office:value="56" calcext:value-type="float">
            <text:p>56</text:p>
          </table:table-cell>
          <table:table-cell table:style-name="ce45" office:value-type="float" office:value="14" calcext:value-type="float">
            <text:p>14</text:p>
          </table:table-cell>
          <table:table-cell table:style-name="ce63" office:value-type="float" office:value="193" calcext:value-type="float">
            <text:p>193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52516" calcext:value-type="float">
            <text:p>52,516</text:p>
          </table:table-cell>
          <table:table-cell table:style-name="ce40" office:value-type="float" office:value="2767" calcext:value-type="float">
            <text:p>2,767</text:p>
          </table:table-cell>
          <table:table-cell table:style-name="ce40" office:value-type="float" office:value="3735" calcext:value-type="float">
            <text:p>3,735</text:p>
          </table:table-cell>
          <table:table-cell table:style-name="ce40" office:value-type="float" office:value="1920" calcext:value-type="float">
            <text:p>1,920</text:p>
          </table:table-cell>
          <table:table-cell table:style-name="ce40" office:value-type="float" office:value="5253" calcext:value-type="float">
            <text:p>5,253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248" calcext:value-type="float">
            <text:p>15,248</text:p>
          </table:table-cell>
          <table:table-cell table:style-name="ce40" office:value-type="float" office:value="21431" calcext:value-type="float">
            <text:p>21,431</text:p>
          </table:table-cell>
          <table:table-cell table:style-name="ce40" office:value-type="float" office:value="2073" calcext:value-type="float">
            <text:p>2,07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50564" calcext:value-type="float">
            <text:p>50,564</text:p>
          </table:table-cell>
          <table:table-cell table:style-name="ce40" office:value-type="float" office:value="2857" calcext:value-type="float">
            <text:p>2,857</text:p>
          </table:table-cell>
          <table:table-cell table:style-name="ce40" office:value-type="float" office:value="3033" calcext:value-type="float">
            <text:p>3,033</text:p>
          </table:table-cell>
          <table:table-cell table:style-name="ce40" office:value-type="float" office:value="1814" calcext:value-type="float">
            <text:p>1,814</text:p>
          </table:table-cell>
          <table:table-cell table:style-name="ce40" office:value-type="float" office:value="5439" calcext:value-type="float">
            <text:p>5,439</text:p>
          </table:table-cell>
          <table:table-cell table:style-name="ce40" office:value-type="float" office:value="707" calcext:value-type="float">
            <text:p>70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250" calcext:value-type="float">
            <text:p>15,250</text:p>
          </table:table-cell>
          <table:table-cell table:style-name="ce40" office:value-type="float" office:value="21431" calcext:value-type="float">
            <text:p>21,431</text:p>
          </table:table-cell>
          <table:table-cell table:style-name="ce40" office:value-type="float" office:value="27" calcext:value-type="float">
            <text:p>27</text:p>
          </table:table-cell>
          <table:table-cell table:style-name="ce46" office:value-type="float" office:value="6" calcext:value-type="float">
            <text:p>6</text:p>
          </table:table-cell>
          <table:table-cell table:style-name="ce64" office:value-type="float" office:value="1952" calcext:value-type="float">
            <text:p>1,952</text:p>
          </table:table-cell>
          <table:table-cell table:style-name="ce73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94190" calcext:value-type="float">
            <text:p>94,190</text:p>
          </table:table-cell>
          <table:table-cell table:style-name="ce38" office:value-type="float" office:value="5033" calcext:value-type="float">
            <text:p>5,033</text:p>
          </table:table-cell>
          <table:table-cell table:style-name="ce38" office:value-type="float" office:value="7076" calcext:value-type="float">
            <text:p>7,076</text:p>
          </table:table-cell>
          <table:table-cell table:style-name="ce38" office:value-type="float" office:value="3633" calcext:value-type="float">
            <text:p>3,633</text:p>
          </table:table-cell>
          <table:table-cell table:style-name="ce38" office:value-type="float" office:value="8599" calcext:value-type="float">
            <text:p>8,599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287" calcext:value-type="float">
            <text:p>28,287</text:p>
          </table:table-cell>
          <table:table-cell table:style-name="ce38" office:value-type="float" office:value="38895" calcext:value-type="float">
            <text:p>38,895</text:p>
          </table:table-cell>
          <table:table-cell table:style-name="ce38" office:value-type="float" office:value="2429" calcext:value-type="float">
            <text:p>2,42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93231" calcext:value-type="float">
            <text:p>93,231</text:p>
          </table:table-cell>
          <table:table-cell table:style-name="ce38" office:value-type="float" office:value="5228" calcext:value-type="float">
            <text:p>5,228</text:p>
          </table:table-cell>
          <table:table-cell table:style-name="ce38" office:value-type="float" office:value="5585" calcext:value-type="float">
            <text:p>5,585</text:p>
          </table:table-cell>
          <table:table-cell table:style-name="ce38" office:value-type="float" office:value="3335" calcext:value-type="float">
            <text:p>3,335</text:p>
          </table:table-cell>
          <table:table-cell table:style-name="ce38" office:value-type="float" office:value="10390" calcext:value-type="float">
            <text:p>10,390</text:p>
          </table:table-cell>
          <table:table-cell table:style-name="ce38" office:value-type="float" office:value="1401" calcext:value-type="float">
            <text:p>1,40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293" calcext:value-type="float">
            <text:p>28,293</text:p>
          </table:table-cell>
          <table:table-cell table:style-name="ce38" office:value-type="float" office:value="38896" calcext:value-type="float">
            <text:p>38,896</text:p>
          </table:table-cell>
          <table:table-cell table:style-name="ce38" office:value-type="float" office:value="83" calcext:value-type="float">
            <text:p>83</text:p>
          </table:table-cell>
          <table:table-cell table:style-name="ce44" office:value-type="float" office:value="20" calcext:value-type="float">
            <text:p>20</text:p>
          </table:table-cell>
          <table:table-cell table:style-name="ce65" office:value-type="float" office:value="959" calcext:value-type="float">
            <text:p>959</text:p>
          </table:table-cell>
          <table:table-cell table:style-name="ce73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2516" calcext:value-type="float">
            <text:p>42,516</text:p>
          </table:table-cell>
          <table:table-cell table:style-name="ce39" office:value-type="float" office:value="2274" calcext:value-type="float">
            <text:p>2,274</text:p>
          </table:table-cell>
          <table:table-cell table:style-name="ce39" office:value-type="float" office:value="3415" calcext:value-type="float">
            <text:p>3,415</text:p>
          </table:table-cell>
          <table:table-cell table:style-name="ce39" office:value-type="float" office:value="1746" calcext:value-type="float">
            <text:p>1,746</text:p>
          </table:table-cell>
          <table:table-cell table:style-name="ce39" office:value-type="float" office:value="3946" calcext:value-type="float">
            <text:p>3,946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039" calcext:value-type="float">
            <text:p>13,039</text:p>
          </table:table-cell>
          <table:table-cell table:style-name="ce39" office:value-type="float" office:value="17586" calcext:value-type="float">
            <text:p>17,586</text:p>
          </table:table-cell>
          <table:table-cell table:style-name="ce39" office:value-type="float" office:value="361" calcext:value-type="float">
            <text:p>36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2874" calcext:value-type="float">
            <text:p>42,874</text:p>
          </table:table-cell>
          <table:table-cell table:style-name="ce39" office:value-type="float" office:value="2372" calcext:value-type="float">
            <text:p>2,372</text:p>
          </table:table-cell>
          <table:table-cell table:style-name="ce39" office:value-type="float" office:value="2561" calcext:value-type="float">
            <text:p>2,561</text:p>
          </table:table-cell>
          <table:table-cell table:style-name="ce39" office:value-type="float" office:value="1529" calcext:value-type="float">
            <text:p>1,529</text:p>
          </table:table-cell>
          <table:table-cell table:style-name="ce39" office:value-type="float" office:value="5018" calcext:value-type="float">
            <text:p>5,018</text:p>
          </table:table-cell>
          <table:table-cell table:style-name="ce39" office:value-type="float" office:value="694" calcext:value-type="float">
            <text:p>69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043" calcext:value-type="float">
            <text:p>13,043</text:p>
          </table:table-cell>
          <table:table-cell table:style-name="ce39" office:value-type="float" office:value="17587" calcext:value-type="float">
            <text:p>17,587</text:p>
          </table:table-cell>
          <table:table-cell table:style-name="ce39" office:value-type="float" office:value="56" calcext:value-type="float">
            <text:p>56</text:p>
          </table:table-cell>
          <table:table-cell table:style-name="ce45" office:value-type="float" office:value="14" calcext:value-type="float">
            <text:p>14</text:p>
          </table:table-cell>
          <table:table-cell table:style-name="ce66" office:value-type="float" office:value="-358" calcext:value-type="float">
            <text:p><text:s text:c="7"/>－358</text:p>
          </table:table-cell>
          <table:table-cell table:style-name="ce73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51674" calcext:value-type="float">
            <text:p>51,674</text:p>
          </table:table-cell>
          <table:table-cell table:style-name="ce40" office:value-type="float" office:value="2759" calcext:value-type="float">
            <text:p>2,759</text:p>
          </table:table-cell>
          <table:table-cell table:style-name="ce40" office:value-type="float" office:value="3661" calcext:value-type="float">
            <text:p>3,661</text:p>
          </table:table-cell>
          <table:table-cell table:style-name="ce40" office:value-type="float" office:value="1887" calcext:value-type="float">
            <text:p>1,887</text:p>
          </table:table-cell>
          <table:table-cell table:style-name="ce40" office:value-type="float" office:value="4653" calcext:value-type="float">
            <text:p>4,653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248" calcext:value-type="float">
            <text:p>15,248</text:p>
          </table:table-cell>
          <table:table-cell table:style-name="ce40" office:value-type="float" office:value="21309" calcext:value-type="float">
            <text:p>21,309</text:p>
          </table:table-cell>
          <table:table-cell table:style-name="ce40" office:value-type="float" office:value="2068" calcext:value-type="float">
            <text:p>2,06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50357" calcext:value-type="float">
            <text:p>50,357</text:p>
          </table:table-cell>
          <table:table-cell table:style-name="ce40" office:value-type="float" office:value="2856" calcext:value-type="float">
            <text:p>2,856</text:p>
          </table:table-cell>
          <table:table-cell table:style-name="ce40" office:value-type="float" office:value="3024" calcext:value-type="float">
            <text:p>3,024</text:p>
          </table:table-cell>
          <table:table-cell table:style-name="ce40" office:value-type="float" office:value="1806" calcext:value-type="float">
            <text:p>1,806</text:p>
          </table:table-cell>
          <table:table-cell table:style-name="ce40" office:value-type="float" office:value="5372" calcext:value-type="float">
            <text:p>5,372</text:p>
          </table:table-cell>
          <table:table-cell table:style-name="ce40" office:value-type="float" office:value="707" calcext:value-type="float">
            <text:p>70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250" calcext:value-type="float">
            <text:p>15,250</text:p>
          </table:table-cell>
          <table:table-cell table:style-name="ce40" office:value-type="float" office:value="21309" calcext:value-type="float">
            <text:p>21,309</text:p>
          </table:table-cell>
          <table:table-cell table:style-name="ce40" office:value-type="float" office:value="27" calcext:value-type="float">
            <text:p>27</text:p>
          </table:table-cell>
          <table:table-cell table:style-name="ce46" office:value-type="float" office:value="6" calcext:value-type="float">
            <text:p>6</text:p>
          </table:table-cell>
          <table:table-cell table:style-name="ce67" office:value-type="float" office:value="1317" calcext:value-type="float">
            <text:p>1,317</text:p>
          </table:table-cell>
          <table:table-cell table:style-name="ce73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74074" calcext:value-type="float">
            <text:p>74,074</text:p>
          </table:table-cell>
          <table:table-cell table:style-name="ce38" office:value-type="float" office:value="2836" calcext:value-type="float">
            <text:p>2,836</text:p>
          </table:table-cell>
          <table:table-cell table:style-name="ce38" office:value-type="float" office:value="6933" calcext:value-type="float">
            <text:p>6,933</text:p>
          </table:table-cell>
          <table:table-cell table:style-name="ce38" office:value-type="float" office:value="3455" calcext:value-type="float">
            <text:p>3,45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3" calcext:value-type="float">
            <text:p>18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287" calcext:value-type="float">
            <text:p>28,287</text:p>
          </table:table-cell>
          <table:table-cell table:style-name="ce38" office:value-type="float" office:value="30419" calcext:value-type="float">
            <text:p>30,419</text:p>
          </table:table-cell>
          <table:table-cell table:style-name="ce38" office:value-type="float" office:value="1955" calcext:value-type="float">
            <text:p>1,95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1643" calcext:value-type="float">
            <text:p>71,643</text:p>
          </table:table-cell>
          <table:table-cell table:style-name="ce38" office:value-type="float" office:value="3090" calcext:value-type="float">
            <text:p>3,090</text:p>
          </table:table-cell>
          <table:table-cell table:style-name="ce38" office:value-type="float" office:value="5407" calcext:value-type="float">
            <text:p>5,407</text:p>
          </table:table-cell>
          <table:table-cell table:style-name="ce38" office:value-type="float" office:value="3192" calcext:value-type="float">
            <text:p>3,19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88" calcext:value-type="float">
            <text:p>1,18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293" calcext:value-type="float">
            <text:p>28,293</text:p>
          </table:table-cell>
          <table:table-cell table:style-name="ce38" office:value-type="float" office:value="30420" calcext:value-type="float">
            <text:p>30,420</text:p>
          </table:table-cell>
          <table:table-cell table:style-name="ce38" office:value-type="float" office:value="37" calcext:value-type="float">
            <text:p>37</text:p>
          </table:table-cell>
          <table:table-cell table:style-name="ce44" office:value-type="float" office:value="16" calcext:value-type="float">
            <text:p>16</text:p>
          </table:table-cell>
          <table:table-cell table:style-name="ce65" office:value-type="float" office:value="2431" calcext:value-type="float">
            <text:p>2,431</text:p>
          </table:table-cell>
          <table:table-cell table:style-name="ce73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3500" calcext:value-type="float">
            <text:p>33,500</text:p>
          </table:table-cell>
          <table:table-cell table:style-name="ce39" office:value-type="float" office:value="1307" calcext:value-type="float">
            <text:p>1,307</text:p>
          </table:table-cell>
          <table:table-cell table:style-name="ce39" office:value-type="float" office:value="3343" calcext:value-type="float">
            <text:p>3,343</text:p>
          </table:table-cell>
          <table:table-cell table:style-name="ce39" office:value-type="float" office:value="1674" calcext:value-type="float">
            <text:p>1,67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039" calcext:value-type="float">
            <text:p>13,039</text:p>
          </table:table-cell>
          <table:table-cell table:style-name="ce39" office:value-type="float" office:value="13779" calcext:value-type="float">
            <text:p>13,779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2845" calcext:value-type="float">
            <text:p>32,845</text:p>
          </table:table-cell>
          <table:table-cell table:style-name="ce39" office:value-type="float" office:value="1454" calcext:value-type="float">
            <text:p>1,454</text:p>
          </table:table-cell>
          <table:table-cell table:style-name="ce39" office:value-type="float" office:value="2489" calcext:value-type="float">
            <text:p>2,489</text:p>
          </table:table-cell>
          <table:table-cell table:style-name="ce39" office:value-type="float" office:value="1457" calcext:value-type="float">
            <text:p>1,45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88" calcext:value-type="float">
            <text:p>58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043" calcext:value-type="float">
            <text:p>13,043</text:p>
          </table:table-cell>
          <table:table-cell table:style-name="ce39" office:value-type="float" office:value="13780" calcext:value-type="float">
            <text:p>13,780</text:p>
          </table:table-cell>
          <table:table-cell table:style-name="ce39" office:value-type="float" office:value="22" calcext:value-type="float">
            <text:p>22</text:p>
          </table:table-cell>
          <table:table-cell table:style-name="ce45" office:value-type="float" office:value="12" calcext:value-type="float">
            <text:p>12</text:p>
          </table:table-cell>
          <table:table-cell table:style-name="ce66" office:value-type="float" office:value="655" calcext:value-type="float">
            <text:p>655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40574" calcext:value-type="float">
            <text:p>40,574</text:p>
          </table:table-cell>
          <table:table-cell table:style-name="ce40" office:value-type="float" office:value="1529" calcext:value-type="float">
            <text:p>1,529</text:p>
          </table:table-cell>
          <table:table-cell table:style-name="ce40" office:value-type="float" office:value="3590" calcext:value-type="float">
            <text:p>3,590</text:p>
          </table:table-cell>
          <table:table-cell table:style-name="ce40" office:value-type="float" office:value="1781" calcext:value-type="float">
            <text:p>1,78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248" calcext:value-type="float">
            <text:p>15,248</text:p>
          </table:table-cell>
          <table:table-cell table:style-name="ce40" office:value-type="float" office:value="16640" calcext:value-type="float">
            <text:p>16,640</text:p>
          </table:table-cell>
          <table:table-cell table:style-name="ce40" office:value-type="float" office:value="1715" calcext:value-type="float">
            <text:p>1,71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8798" calcext:value-type="float">
            <text:p>38,798</text:p>
          </table:table-cell>
          <table:table-cell table:style-name="ce40" office:value-type="float" office:value="1636" calcext:value-type="float">
            <text:p>1,636</text:p>
          </table:table-cell>
          <table:table-cell table:style-name="ce40" office:value-type="float" office:value="2918" calcext:value-type="float">
            <text:p>2,918</text:p>
          </table:table-cell>
          <table:table-cell table:style-name="ce40" office:value-type="float" office:value="1735" calcext:value-type="float">
            <text:p>1,73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00" calcext:value-type="float">
            <text:p>60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250" calcext:value-type="float">
            <text:p>15,250</text:p>
          </table:table-cell>
          <table:table-cell table:style-name="ce40" office:value-type="float" office:value="16640" calcext:value-type="float">
            <text:p>16,640</text:p>
          </table:table-cell>
          <table:table-cell table:style-name="ce40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67" office:value-type="float" office:value="1776" calcext:value-type="float">
            <text:p>1,776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7201" calcext:value-type="float">
            <text:p>17,201</text:p>
          </table:table-cell>
          <table:table-cell table:style-name="ce41" office:value-type="float" office:value="1089" calcext:value-type="float">
            <text:p>1,089</text:p>
          </table:table-cell>
          <table:table-cell table:style-name="ce41" office:value-type="float" office:value="4757" calcext:value-type="float">
            <text:p>4,757</text:p>
          </table:table-cell>
          <table:table-cell table:style-name="ce41" office:value-type="float" office:value="199" calcext:value-type="float">
            <text:p>19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38" calcext:value-type="float">
            <text:p>4,338</text:p>
          </table:table-cell>
          <table:table-cell table:style-name="ce41" office:value-type="float" office:value="6336" calcext:value-type="float">
            <text:p>6,336</text:p>
          </table:table-cell>
          <table:table-cell table:style-name="ce41" office:value-type="float" office:value="421" calcext:value-type="float">
            <text:p>42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5750" calcext:value-type="float">
            <text:p>15,750</text:p>
          </table:table-cell>
          <table:table-cell table:style-name="ce41" office:value-type="float" office:value="1112" calcext:value-type="float">
            <text:p>1,112</text:p>
          </table:table-cell>
          <table:table-cell table:style-name="ce41" office:value-type="float" office:value="3451" calcext:value-type="float">
            <text:p>3,451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80" calcext:value-type="float">
            <text:p>4,180</text:p>
          </table:table-cell>
          <table:table-cell table:style-name="ce41" office:value-type="float" office:value="6336" calcext:value-type="float">
            <text:p>6,336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6" calcext:value-type="float">
            <text:p>6</text:p>
          </table:table-cell>
          <table:table-cell table:style-name="ce68" office:value-type="float" office:value="1451" calcext:value-type="float">
            <text:p>1,451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908" calcext:value-type="float">
            <text:p>7,908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2298" calcext:value-type="float">
            <text:p>2,298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18" calcext:value-type="float">
            <text:p>2,018</text:p>
          </table:table-cell>
          <table:table-cell table:style-name="ce42" office:value-type="float" office:value="2883" calcext:value-type="float">
            <text:p>2,883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36" calcext:value-type="float">
            <text:p>7,336</text:p>
          </table:table-cell>
          <table:table-cell table:style-name="ce42" office:value-type="float" office:value="542" calcext:value-type="float">
            <text:p>542</text:p>
          </table:table-cell>
          <table:table-cell table:style-name="ce42" office:value-type="float" office:value="1564" calcext:value-type="float">
            <text:p>1,564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27" calcext:value-type="float">
            <text:p>2,027</text:p>
          </table:table-cell>
          <table:table-cell table:style-name="ce42" office:value-type="float" office:value="2883" calcext:value-type="float">
            <text:p>2,88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5" calcext:value-type="float">
            <text:p>5</text:p>
          </table:table-cell>
          <table:table-cell table:style-name="ce69" office:value-type="float" office:value="572" calcext:value-type="float">
            <text:p>572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293" calcext:value-type="float">
            <text:p>9,293</text:p>
          </table:table-cell>
          <table:table-cell table:style-name="ce43" office:value-type="float" office:value="589" calcext:value-type="float">
            <text:p>589</text:p>
          </table:table-cell>
          <table:table-cell table:style-name="ce43" office:value-type="float" office:value="2459" calcext:value-type="float">
            <text:p>2,459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20" calcext:value-type="float">
            <text:p>2,320</text:p>
          </table:table-cell>
          <table:table-cell table:style-name="ce43" office:value-type="float" office:value="3453" calcext:value-type="float">
            <text:p>3,453</text:p>
          </table:table-cell>
          <table:table-cell table:style-name="ce43" office:value-type="float" office:value="344" calcext:value-type="float">
            <text:p>34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414" calcext:value-type="float">
            <text:p>8,414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office:value-type="float" office:value="1887" calcext:value-type="float">
            <text:p>1,887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8" calcext:value-type="float">
            <text:p>2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53" calcext:value-type="float">
            <text:p>2,153</text:p>
          </table:table-cell>
          <table:table-cell table:style-name="ce43" office:value-type="float" office:value="3453" calcext:value-type="float">
            <text:p>3,45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879" calcext:value-type="float">
            <text:p>879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816" calcext:value-type="float">
            <text:p>1,81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80" calcext:value-type="float">
            <text:p>480</text:p>
          </table:table-cell>
          <table:table-cell table:style-name="ce41" office:value-type="float" office:value="1084" calcext:value-type="float">
            <text:p>1,084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794" calcext:value-type="float">
            <text:p>1,794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1" calcext:value-type="float">
            <text:p>521</text:p>
          </table:table-cell>
          <table:table-cell table:style-name="ce41" office:value-type="float" office:value="1084" calcext:value-type="float">
            <text:p>1,08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22" calcext:value-type="float">
            <text:p>22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36" calcext:value-type="float">
            <text:p>83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36" calcext:value-type="float">
            <text:p>236</text:p>
          </table:table-cell>
          <table:table-cell table:style-name="ce42" office:value-type="float" office:value="490" calcext:value-type="float">
            <text:p>49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9" calcext:value-type="float">
            <text:p>81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490" calcext:value-type="float">
            <text:p>49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7" calcext:value-type="float">
            <text:p>17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80" calcext:value-type="float">
            <text:p>98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44" calcext:value-type="float">
            <text:p>244</text:p>
          </table:table-cell>
          <table:table-cell table:style-name="ce43" office:value-type="float" office:value="594" calcext:value-type="float">
            <text:p>594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75" calcext:value-type="float">
            <text:p>97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7" calcext:value-type="float">
            <text:p>277</text:p>
          </table:table-cell>
          <table:table-cell table:style-name="ce43" office:value-type="float" office:value="594" calcext:value-type="float">
            <text:p>59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5" calcext:value-type="float">
            <text:p>5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8100" calcext:value-type="float">
            <text:p>8,100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572" calcext:value-type="float">
            <text:p>572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03" calcext:value-type="float">
            <text:p>2,903</text:p>
          </table:table-cell>
          <table:table-cell table:style-name="ce41" office:value-type="float" office:value="3875" calcext:value-type="float">
            <text:p>3,875</text:p>
          </table:table-cell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657" calcext:value-type="float">
            <text:p>7,657</text:p>
          </table:table-cell>
          <table:table-cell table:style-name="ce41" office:value-type="float" office:value="378" calcext:value-type="float">
            <text:p>378</text:p>
          </table:table-cell>
          <table:table-cell table:style-name="ce41" office:value-type="float" office:value="454" calcext:value-type="float">
            <text:p>454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5" calcext:value-type="float">
            <text:p>30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56" calcext:value-type="float">
            <text:p>2,556</text:p>
          </table:table-cell>
          <table:table-cell table:style-name="ce41" office:value-type="float" office:value="3875" calcext:value-type="float">
            <text:p>3,87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443" calcext:value-type="float">
            <text:p>443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700" calcext:value-type="float">
            <text:p>3,700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281" calcext:value-type="float">
            <text:p>281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82" calcext:value-type="float">
            <text:p>1,382</text:p>
          </table:table-cell>
          <table:table-cell table:style-name="ce42" office:value-type="float" office:value="1770" calcext:value-type="float">
            <text:p>1,770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31" calcext:value-type="float">
            <text:p>3,531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227" calcext:value-type="float">
            <text:p>22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68" calcext:value-type="float">
            <text:p>1,168</text:p>
          </table:table-cell>
          <table:table-cell table:style-name="ce42" office:value-type="float" office:value="1770" calcext:value-type="float">
            <text:p>1,77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169" calcext:value-type="float">
            <text:p>169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400" calcext:value-type="float">
            <text:p>4,400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291" calcext:value-type="float">
            <text:p>291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21" calcext:value-type="float">
            <text:p>1,521</text:p>
          </table:table-cell>
          <table:table-cell table:style-name="ce43" office:value-type="float" office:value="2105" calcext:value-type="float">
            <text:p>2,105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26" calcext:value-type="float">
            <text:p>4,126</text:p>
          </table:table-cell>
          <table:table-cell table:style-name="ce43" office:value-type="float" office:value="209" calcext:value-type="float">
            <text:p>209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88" calcext:value-type="float">
            <text:p>1,388</text:p>
          </table:table-cell>
          <table:table-cell table:style-name="ce43" office:value-type="float" office:value="2105" calcext:value-type="float">
            <text:p>2,105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70" office:value-type="float" office:value="274" calcext:value-type="float">
            <text:p>274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52" calcext:value-type="float">
            <text:p>2,052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53" calcext:value-type="float">
            <text:p>1,153</text:p>
          </table:table-cell>
          <table:table-cell table:style-name="ce41" office:value-type="float" office:value="678" calcext:value-type="float">
            <text:p>678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746" calcext:value-type="float">
            <text:p>1,746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9" calcext:value-type="float">
            <text:p>909</text:p>
          </table:table-cell>
          <table:table-cell table:style-name="ce41" office:value-type="float" office:value="678" calcext:value-type="float">
            <text:p>67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306" calcext:value-type="float">
            <text:p>306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19" calcext:value-type="float">
            <text:p>91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7" calcext:value-type="float">
            <text:p>537</text:p>
          </table:table-cell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76" calcext:value-type="float">
            <text:p>77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4" calcext:value-type="float">
            <text:p>414</text:p>
          </table:table-cell>
          <table:table-cell table:style-name="ce42" office:value-type="float" office:value="293" calcext:value-type="float">
            <text:p>29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43" calcext:value-type="float">
            <text:p>143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33" calcext:value-type="float">
            <text:p>1,13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16" calcext:value-type="float">
            <text:p>616</text:p>
          </table:table-cell>
          <table:table-cell table:style-name="ce43" office:value-type="float" office:value="385" calcext:value-type="float">
            <text:p>38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0" calcext:value-type="float">
            <text:p>97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5" calcext:value-type="float">
            <text:p>495</text:p>
          </table:table-cell>
          <table:table-cell table:style-name="ce43" office:value-type="float" office:value="385" calcext:value-type="float">
            <text:p>38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63" calcext:value-type="float">
            <text:p>163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645" calcext:value-type="float">
            <text:p>1,645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2" calcext:value-type="float">
            <text:p>802</text:p>
          </table:table-cell>
          <table:table-cell table:style-name="ce41" office:value-type="float" office:value="633" calcext:value-type="float">
            <text:p>633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50" calcext:value-type="float">
            <text:p>1,550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4" calcext:value-type="float">
            <text:p>774</text:p>
          </table:table-cell>
          <table:table-cell table:style-name="ce41" office:value-type="float" office:value="633" calcext:value-type="float">
            <text:p>63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95" calcext:value-type="float">
            <text:p>95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27" calcext:value-type="float">
            <text:p>727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288" calcext:value-type="float">
            <text:p>28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94" calcext:value-type="float">
            <text:p>69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288" calcext:value-type="float">
            <text:p>28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33" calcext:value-type="float">
            <text:p>33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918" calcext:value-type="float">
            <text:p>91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38" calcext:value-type="float">
            <text:p>438</text:p>
          </table:table-cell>
          <table:table-cell table:style-name="ce43" office:value-type="float" office:value="345" calcext:value-type="float">
            <text:p>345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6" calcext:value-type="float">
            <text:p>85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4" calcext:value-type="float">
            <text:p>424</text:p>
          </table:table-cell>
          <table:table-cell table:style-name="ce43" office:value-type="float" office:value="345" calcext:value-type="float">
            <text:p>34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62" calcext:value-type="float">
            <text:p>62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959" calcext:value-type="float">
            <text:p>4,959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34" calcext:value-type="float">
            <text:p>2,434</text:p>
          </table:table-cell>
          <table:table-cell table:style-name="ce41" office:value-type="float" office:value="2100" calcext:value-type="float">
            <text:p>2,100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11" calcext:value-type="float">
            <text:p>5,311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83" calcext:value-type="float">
            <text:p>2,783</text:p>
          </table:table-cell>
          <table:table-cell table:style-name="ce41" office:value-type="float" office:value="2100" calcext:value-type="float">
            <text:p>2,10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352" calcext:value-type="float">
            <text:p><text:s text:c="7"/>－352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201" calcext:value-type="float">
            <text:p>2,201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02" calcext:value-type="float">
            <text:p>1,102</text:p>
          </table:table-cell>
          <table:table-cell table:style-name="ce42" office:value-type="float" office:value="936" calcext:value-type="float">
            <text:p>93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83" calcext:value-type="float">
            <text:p>2,383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40" calcext:value-type="float">
            <text:p>1,240</text:p>
          </table:table-cell>
          <table:table-cell table:style-name="ce42" office:value-type="float" office:value="936" calcext:value-type="float">
            <text:p>9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182" calcext:value-type="float">
            <text:p><text:s text:c="7"/>－182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758" calcext:value-type="float">
            <text:p>2,758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332" calcext:value-type="float">
            <text:p>1,332</text:p>
          </table:table-cell>
          <table:table-cell table:style-name="ce43" office:value-type="float" office:value="1164" calcext:value-type="float">
            <text:p>1,164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28" calcext:value-type="float">
            <text:p>2,928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43" calcext:value-type="float">
            <text:p>1,543</text:p>
          </table:table-cell>
          <table:table-cell table:style-name="ce43" office:value-type="float" office:value="1164" calcext:value-type="float">
            <text:p>1,16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70" calcext:value-type="float">
            <text:p><text:s text:c="7"/>－170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502" calcext:value-type="float">
            <text:p>3,502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64" calcext:value-type="float">
            <text:p>1,164</text:p>
          </table:table-cell>
          <table:table-cell table:style-name="ce41" office:value-type="float" office:value="1981" calcext:value-type="float">
            <text:p>1,981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14" calcext:value-type="float">
            <text:p>3,914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50" calcext:value-type="float">
            <text:p>1,650</text:p>
          </table:table-cell>
          <table:table-cell table:style-name="ce41" office:value-type="float" office:value="1981" calcext:value-type="float">
            <text:p>1,98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412" calcext:value-type="float">
            <text:p><text:s text:c="7"/>－412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521" calcext:value-type="float">
            <text:p>1,521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894" calcext:value-type="float">
            <text:p>89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93" calcext:value-type="float">
            <text:p>1,793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7" calcext:value-type="float">
            <text:p>747</text:p>
          </table:table-cell>
          <table:table-cell table:style-name="ce42" office:value-type="float" office:value="894" calcext:value-type="float">
            <text:p>89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72" calcext:value-type="float">
            <text:p><text:s text:c="7"/>－272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981" calcext:value-type="float">
            <text:p>1,981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52" calcext:value-type="float">
            <text:p>652</text:p>
          </table:table-cell>
          <table:table-cell table:style-name="ce43" office:value-type="float" office:value="1087" calcext:value-type="float">
            <text:p>1,087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21" calcext:value-type="float">
            <text:p>2,121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03" calcext:value-type="float">
            <text:p>903</text:p>
          </table:table-cell>
          <table:table-cell table:style-name="ce43" office:value-type="float" office:value="1087" calcext:value-type="float">
            <text:p>1,08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140" calcext:value-type="float">
            <text:p><text:s text:c="7"/>－140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58" calcext:value-type="float">
            <text:p>1,558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7" calcext:value-type="float">
            <text:p>867</text:p>
          </table:table-cell>
          <table:table-cell table:style-name="ce41" office:value-type="float" office:value="510" calcext:value-type="float">
            <text:p>51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51" calcext:value-type="float">
            <text:p>1,551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10" calcext:value-type="float">
            <text:p>910</text:p>
          </table:table-cell>
          <table:table-cell table:style-name="ce41" office:value-type="float" office:value="510" calcext:value-type="float">
            <text:p>51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7" calcext:value-type="float">
            <text:p>7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27" calcext:value-type="float">
            <text:p>72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3" calcext:value-type="float">
            <text:p>403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7" calcext:value-type="float">
            <text:p>73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7" calcext:value-type="float">
            <text:p>427</text:p>
          </table:table-cell>
          <table:table-cell table:style-name="ce42" office:value-type="float" office:value="248" calcext:value-type="float">
            <text:p>24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0" calcext:value-type="float">
            <text:p><text:s text:c="7"/>－10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31" calcext:value-type="float">
            <text:p>83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64" calcext:value-type="float">
            <text:p>464</text:p>
          </table:table-cell>
          <table:table-cell table:style-name="ce43" office:value-type="float" office:value="262" calcext:value-type="float">
            <text:p>262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4" calcext:value-type="float">
            <text:p>814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3" calcext:value-type="float">
            <text:p>483</text:p>
          </table:table-cell>
          <table:table-cell table:style-name="ce43" office:value-type="float" office:value="262" calcext:value-type="float">
            <text:p>26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7" calcext:value-type="float">
            <text:p>17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192" calcext:value-type="float">
            <text:p>2,19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143" calcext:value-type="float">
            <text:p>1,143</text:p>
          </table:table-cell>
          <table:table-cell table:style-name="ce41" office:value-type="float" office:value="778" calcext:value-type="float">
            <text:p>778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05" calcext:value-type="float">
            <text:p>2,30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15" calcext:value-type="float">
            <text:p>1,315</text:p>
          </table:table-cell>
          <table:table-cell table:style-name="ce41" office:value-type="float" office:value="779" calcext:value-type="float">
            <text:p>77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113" calcext:value-type="float">
            <text:p><text:s text:c="7"/>－113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41" calcext:value-type="float">
            <text:p>94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17" calcext:value-type="float">
            <text:p>517</text:p>
          </table:table-cell>
          <table:table-cell table:style-name="ce42" office:value-type="float" office:value="334" calcext:value-type="float">
            <text:p>33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23" calcext:value-type="float">
            <text:p>1,02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6" calcext:value-type="float">
            <text:p>596</text:p>
          </table:table-cell>
          <table:table-cell table:style-name="ce42" office:value-type="float" office:value="335" calcext:value-type="float">
            <text:p>33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82" calcext:value-type="float">
            <text:p><text:s text:c="7"/>－82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51" calcext:value-type="float">
            <text:p>1,25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26" calcext:value-type="float">
            <text:p>626</text:p>
          </table:table-cell>
          <table:table-cell table:style-name="ce43" office:value-type="float" office:value="444" calcext:value-type="float">
            <text:p>444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82" calcext:value-type="float">
            <text:p>1,282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9" calcext:value-type="float">
            <text:p>719</text:p>
          </table:table-cell>
          <table:table-cell table:style-name="ce43" office:value-type="float" office:value="444" calcext:value-type="float">
            <text:p>44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31" calcext:value-type="float">
            <text:p><text:s text:c="7"/>－31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833" calcext:value-type="float">
            <text:p>1,83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72" calcext:value-type="float">
            <text:p>1,072</text:p>
          </table:table-cell>
          <table:table-cell table:style-name="ce41" office:value-type="float" office:value="529" calcext:value-type="float">
            <text:p>529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67" calcext:value-type="float">
            <text:p>2,06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83" calcext:value-type="float">
            <text:p>1,383</text:p>
          </table:table-cell>
          <table:table-cell table:style-name="ce41" office:value-type="float" office:value="529" calcext:value-type="float">
            <text:p>5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-234" calcext:value-type="float">
            <text:p><text:s text:c="7"/>－234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50" calcext:value-type="float">
            <text:p>950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2"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2" calcext:value-type="float">
            <text:p>622</text:p>
          </table:table-cell>
          <table:table-cell table:style-name="ce42" office:value-type="float" office:value="256" calcext:value-type="float">
            <text:p>25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20" calcext:value-type="float">
            <text:p><text:s text:c="7"/>－120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03" calcext:value-type="float">
            <text:p>1,00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0" calcext:value-type="float">
            <text:p>590</text:p>
          </table:table-cell>
          <table:table-cell table:style-name="ce43" office:value-type="float" office:value="273" calcext:value-type="float">
            <text:p>273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17" calcext:value-type="float">
            <text:p>1,11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1" calcext:value-type="float">
            <text:p>761</text:p>
          </table:table-cell>
          <table:table-cell table:style-name="ce43" office:value-type="float" office:value="273" calcext:value-type="float">
            <text:p>27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70" office:value-type="float" office:value="-114" calcext:value-type="float">
            <text:p><text:s text:c="7"/>－114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356" calcext:value-type="float">
            <text:p>3,356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95" calcext:value-type="float">
            <text:p>1,695</text:p>
          </table:table-cell>
          <table:table-cell table:style-name="ce41" office:value-type="float" office:value="1258" calcext:value-type="float">
            <text:p>1,258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419" calcext:value-type="float">
            <text:p>3,419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93" calcext:value-type="float">
            <text:p>1,793</text:p>
          </table:table-cell>
          <table:table-cell table:style-name="ce41" office:value-type="float" office:value="1258" calcext:value-type="float">
            <text:p>1,2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63" calcext:value-type="float">
            <text:p><text:s text:c="7"/>－63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510" calcext:value-type="float">
            <text:p>1,51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4" calcext:value-type="float">
            <text:p>784</text:p>
          </table:table-cell>
          <table:table-cell table:style-name="ce42" office:value-type="float" office:value="563" calcext:value-type="float">
            <text:p>56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87" calcext:value-type="float">
            <text:p>1,587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3" calcext:value-type="float">
            <text:p>853</text:p>
          </table:table-cell>
          <table:table-cell table:style-name="ce42" office:value-type="float" office:value="563" calcext:value-type="float">
            <text:p>5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77" calcext:value-type="float">
            <text:p><text:s text:c="7"/>－77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846" calcext:value-type="float">
            <text:p>1,846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71" calcext:value-type="float">
            <text:p>7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11" calcext:value-type="float">
            <text:p>911</text:p>
          </table:table-cell>
          <table:table-cell table:style-name="ce43" office:value-type="float" office:value="695" calcext:value-type="float">
            <text:p>695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832" calcext:value-type="float">
            <text:p>1,832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0" calcext:value-type="float">
            <text:p>940</text:p>
          </table:table-cell>
          <table:table-cell table:style-name="ce43" office:value-type="float" office:value="695" calcext:value-type="float">
            <text:p>69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4" calcext:value-type="float">
            <text:p>14</text:p>
          </table:table-cell>
          <table:table-cell table:style-name="ce73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897" calcext:value-type="float">
            <text:p>4,897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874" calcext:value-type="float">
            <text:p>1,87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46" calcext:value-type="float">
            <text:p>1,246</text:p>
          </table:table-cell>
          <table:table-cell table:style-name="ce41" office:value-type="float" office:value="1502" calcext:value-type="float">
            <text:p>1,502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965" calcext:value-type="float">
            <text:p>4,965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1738" calcext:value-type="float">
            <text:p>1,7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01" calcext:value-type="float">
            <text:p>1,401</text:p>
          </table:table-cell>
          <table:table-cell table:style-name="ce41" office:value-type="float" office:value="1502" calcext:value-type="float">
            <text:p>1,50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68" calcext:value-type="float">
            <text:p><text:s text:c="7"/>－6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197" calcext:value-type="float">
            <text:p>2,197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888" calcext:value-type="float">
            <text:p>88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9" calcext:value-type="float">
            <text:p>569</text:p>
          </table:table-cell>
          <table:table-cell table:style-name="ce42" office:value-type="float" office:value="653" calcext:value-type="float">
            <text:p>65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246" calcext:value-type="float">
            <text:p>2,246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801" calcext:value-type="float">
            <text:p>80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2" calcext:value-type="float">
            <text:p>652</text:p>
          </table:table-cell>
          <table:table-cell table:style-name="ce42" office:value-type="float" office:value="653" calcext:value-type="float">
            <text:p>65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49" calcext:value-type="float">
            <text:p><text:s text:c="7"/>－49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700" calcext:value-type="float">
            <text:p>2,700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986" calcext:value-type="float">
            <text:p>98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77" calcext:value-type="float">
            <text:p>677</text:p>
          </table:table-cell>
          <table:table-cell table:style-name="ce43" office:value-type="float" office:value="849" calcext:value-type="float">
            <text:p>849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19" calcext:value-type="float">
            <text:p>2,719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937" calcext:value-type="float">
            <text:p>9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9" calcext:value-type="float">
            <text:p>749</text:p>
          </table:table-cell>
          <table:table-cell table:style-name="ce43" office:value-type="float" office:value="849" calcext:value-type="float">
            <text:p>84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19" calcext:value-type="float">
            <text:p><text:s text:c="7"/>－19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958" calcext:value-type="float">
            <text:p>2,958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322" calcext:value-type="float">
            <text:p>3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95" calcext:value-type="float">
            <text:p>795</text:p>
          </table:table-cell>
          <table:table-cell table:style-name="ce41" office:value-type="float" office:value="1601" calcext:value-type="float">
            <text:p>1,601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114" calcext:value-type="float">
            <text:p>3,114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398" calcext:value-type="float">
            <text:p>39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46" calcext:value-type="float">
            <text:p>946</text:p>
          </table:table-cell>
          <table:table-cell table:style-name="ce41" office:value-type="float" office:value="1601" calcext:value-type="float">
            <text:p>1,60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156" calcext:value-type="float">
            <text:p><text:s text:c="7"/>－15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332" calcext:value-type="float">
            <text:p>1,33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1" calcext:value-type="float">
            <text:p>371</text:p>
          </table:table-cell>
          <table:table-cell table:style-name="ce42" office:value-type="float" office:value="733" calcext:value-type="float">
            <text:p>73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92" calcext:value-type="float">
            <text:p>1,39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1" calcext:value-type="float">
            <text:p>401</text:p>
          </table:table-cell>
          <table:table-cell table:style-name="ce42" office:value-type="float" office:value="733" calcext:value-type="float">
            <text:p>73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60" calcext:value-type="float">
            <text:p><text:s text:c="7"/>－60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626" calcext:value-type="float">
            <text:p>1,626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4" calcext:value-type="float">
            <text:p>424</text:p>
          </table:table-cell>
          <table:table-cell table:style-name="ce43" office:value-type="float" office:value="868" calcext:value-type="float">
            <text:p>868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722" calcext:value-type="float">
            <text:p>1,722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5" calcext:value-type="float">
            <text:p>545</text:p>
          </table:table-cell>
          <table:table-cell table:style-name="ce43" office:value-type="float" office:value="868" calcext:value-type="float">
            <text:p>86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96" calcext:value-type="float">
            <text:p><text:s text:c="7"/>－96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076" calcext:value-type="float">
            <text:p>1,07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6" calcext:value-type="float">
            <text:p>586</text:p>
          </table:table-cell>
          <table:table-cell table:style-name="ce41" office:value-type="float" office:value="335" calcext:value-type="float">
            <text:p>33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23" calcext:value-type="float">
            <text:p>923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9" calcext:value-type="float">
            <text:p>489</text:p>
          </table:table-cell>
          <table:table-cell table:style-name="ce41" office:value-type="float" office:value="335" calcext:value-type="float">
            <text:p>3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153" calcext:value-type="float">
            <text:p>153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04" calcext:value-type="float">
            <text:p>50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66" calcext:value-type="float">
            <text:p>6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72" calcext:value-type="float">
            <text:p>57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02" calcext:value-type="float">
            <text:p>302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5" calcext:value-type="float">
            <text:p>48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182" calcext:value-type="float">
            <text:p>18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87" calcext:value-type="float">
            <text:p>87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82" calcext:value-type="float">
            <text:p>1,582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2" calcext:value-type="float">
            <text:p>522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45" calcext:value-type="float">
            <text:p>1,64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5" calcext:value-type="float">
            <text:p>575</text:p>
          </table:table-cell>
          <table:table-cell table:style-name="ce41" office:value-type="float" office:value="903" calcext:value-type="float">
            <text:p>90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63" calcext:value-type="float">
            <text:p><text:s text:c="7"/>－63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39" calcext:value-type="float">
            <text:p>73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424" calcext:value-type="float">
            <text:p>42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8" calcext:value-type="float">
            <text:p>79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office:value-type="float" office:value="424" calcext:value-type="float">
            <text:p>42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59" calcext:value-type="float">
            <text:p><text:s text:c="7"/>－59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43" calcext:value-type="float">
            <text:p>84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6" calcext:value-type="float">
            <text:p>266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47" calcext:value-type="float">
            <text:p>84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8" calcext:value-type="float">
            <text:p>278</text:p>
          </table:table-cell>
          <table:table-cell table:style-name="ce43" office:value-type="float" office:value="479" calcext:value-type="float">
            <text:p>47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4" calcext:value-type="float">
            <text:p><text:s text:c="7"/>－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13" calcext:value-type="float">
            <text:p>71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3" calcext:value-type="float">
            <text:p>333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1" calcext:value-type="float">
            <text:p>39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25" calcext:value-type="float">
            <text:p>22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322" calcext:value-type="float">
            <text:p>322</text:p>
          </table:table-cell>
          <table:table-cell table:style-name="ce73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66" calcext:value-type="float">
            <text:p>36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09" calcext:value-type="float">
            <text:p>10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73" calcext:value-type="float">
            <text:p>17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47" calcext:value-type="float">
            <text:p>34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57" calcext:value-type="float">
            <text:p>5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8" calcext:value-type="float">
            <text:p>19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16" calcext:value-type="float">
            <text:p>11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49" calcext:value-type="float">
            <text:p>149</text:p>
          </table:table-cell>
          <table:table-cell table:style-name="ce73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731" calcext:value-type="float">
            <text:p>1,731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3" calcext:value-type="float">
            <text:p>563</text:p>
          </table:table-cell>
          <table:table-cell table:style-name="ce41" office:value-type="float" office:value="791" calcext:value-type="float">
            <text:p>79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14" calcext:value-type="float">
            <text:p>1,714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9" calcext:value-type="float">
            <text:p>639</text:p>
          </table:table-cell>
          <table:table-cell table:style-name="ce41" office:value-type="float" office:value="791" calcext:value-type="float">
            <text:p>79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68" office:value-type="float" office:value="17" calcext:value-type="float">
            <text:p>17</text:p>
          </table:table-cell>
          <table:table-cell table:style-name="ce73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78" calcext:value-type="float">
            <text:p>77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357" calcext:value-type="float">
            <text:p>35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9" calcext:value-type="float">
            <text:p>79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357" calcext:value-type="float">
            <text:p>35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69" office:value-type="float" office:value="-21" calcext:value-type="float">
            <text:p><text:s text:c="7"/>－21</text:p>
          </table:table-cell>
          <table:table-cell table:style-name="ce73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953" calcext:value-type="float">
            <text:p>95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08" calcext:value-type="float">
            <text:p>308</text:p>
          </table:table-cell>
          <table:table-cell table:style-name="ce43" office:value-type="float" office:value="434" calcext:value-type="float">
            <text:p>43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5" calcext:value-type="float">
            <text:p>91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6" calcext:value-type="float">
            <text:p>346</text:p>
          </table:table-cell>
          <table:table-cell table:style-name="ce43" office:value-type="float" office:value="434" calcext:value-type="float">
            <text:p>43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38" calcext:value-type="float">
            <text:p>38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11" calcext:value-type="float">
            <text:p>2,011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56" calcext:value-type="float">
            <text:p>956</text:p>
          </table:table-cell>
          <table:table-cell table:style-name="ce41" office:value-type="float" office:value="758" calcext:value-type="float">
            <text:p>75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03" calcext:value-type="float">
            <text:p>1,703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4" calcext:value-type="float">
            <text:p>774</text:p>
          </table:table-cell>
          <table:table-cell table:style-name="ce41" office:value-type="float" office:value="758" calcext:value-type="float">
            <text:p>75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308" calcext:value-type="float">
            <text:p>30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17" calcext:value-type="float">
            <text:p>91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4" calcext:value-type="float">
            <text:p>434</text:p>
          </table:table-cell>
          <table:table-cell table:style-name="ce42" office:value-type="float" office:value="351" calcext:value-type="float">
            <text:p>35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1" calcext:value-type="float">
            <text:p>79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9" calcext:value-type="float">
            <text:p>359</text:p>
          </table:table-cell>
          <table:table-cell table:style-name="ce42" office:value-type="float" office:value="351" calcext:value-type="float">
            <text:p>35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26" calcext:value-type="float">
            <text:p>12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94" calcext:value-type="float">
            <text:p>1,094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2" calcext:value-type="float">
            <text:p>522</text:p>
          </table:table-cell>
          <table:table-cell table:style-name="ce43" office:value-type="float" office:value="407" calcext:value-type="float">
            <text:p>407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2" calcext:value-type="float">
            <text:p>91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5" calcext:value-type="float">
            <text:p>415</text:p>
          </table:table-cell>
          <table:table-cell table:style-name="ce43" office:value-type="float" office:value="407" calcext:value-type="float">
            <text:p>40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82" calcext:value-type="float">
            <text:p>18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833" calcext:value-type="float">
            <text:p>5,833</text:p>
          </table:table-cell>
          <table:table-cell table:style-name="ce41" office:value-type="float" office:value="264" calcext:value-type="float">
            <text:p>264</text:p>
          </table:table-cell>
          <table:table-cell table:style-name="ce41" office:value-type="float" office:value="168" calcext:value-type="float">
            <text:p>16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35" calcext:value-type="float">
            <text:p>2,835</text:p>
          </table:table-cell>
          <table:table-cell table:style-name="ce41" office:value-type="float" office:value="2382" calcext:value-type="float">
            <text:p>2,382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95" calcext:value-type="float">
            <text:p>5,395</text:p>
          </table:table-cell>
          <table:table-cell table:style-name="ce41" office:value-type="float" office:value="267" calcext:value-type="float">
            <text:p>267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82" calcext:value-type="float">
            <text:p>2,482</text:p>
          </table:table-cell>
          <table:table-cell table:style-name="ce41" office:value-type="float" office:value="2382" calcext:value-type="float">
            <text:p>2,38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438" calcext:value-type="float">
            <text:p>43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616" calcext:value-type="float">
            <text:p>2,616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79" calcext:value-type="float">
            <text:p>1,279</text:p>
          </table:table-cell>
          <table:table-cell table:style-name="ce42" office:value-type="float" office:value="1086" calcext:value-type="float">
            <text:p>1,08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48" calcext:value-type="float">
            <text:p>2,448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22" calcext:value-type="float">
            <text:p>1,122</text:p>
          </table:table-cell>
          <table:table-cell table:style-name="ce42" office:value-type="float" office:value="1086" calcext:value-type="float">
            <text:p>1,08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68" calcext:value-type="float">
            <text:p>16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217" calcext:value-type="float">
            <text:p>3,217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56" calcext:value-type="float">
            <text:p>1,556</text:p>
          </table:table-cell>
          <table:table-cell table:style-name="ce43" office:value-type="float" office:value="1296" calcext:value-type="float">
            <text:p>1,296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47" calcext:value-type="float">
            <text:p>2,947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60" calcext:value-type="float">
            <text:p>1,360</text:p>
          </table:table-cell>
          <table:table-cell table:style-name="ce43" office:value-type="float" office:value="1296" calcext:value-type="float">
            <text:p>1,29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270" calcext:value-type="float">
            <text:p>270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367" calcext:value-type="float">
            <text:p>1,367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7" calcext:value-type="float">
            <text:p>847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88" calcext:value-type="float">
            <text:p>1,188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9" calcext:value-type="float">
            <text:p>679</text:p>
          </table:table-cell>
          <table:table-cell table:style-name="ce41" office:value-type="float" office:value="390" calcext:value-type="float">
            <text:p>39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79" calcext:value-type="float">
            <text:p>179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01" calcext:value-type="float">
            <text:p>60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6" calcext:value-type="float">
            <text:p>366</text:p>
          </table:table-cell>
          <table:table-cell table:style-name="ce42" office:value-type="float" office:value="186" calcext:value-type="float">
            <text:p>18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524" calcext:value-type="float">
            <text:p>52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186" calcext:value-type="float">
            <text:p>18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77" calcext:value-type="float">
            <text:p>77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66" calcext:value-type="float">
            <text:p>766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81" calcext:value-type="float">
            <text:p>481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4" calcext:value-type="float">
            <text:p>66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5" calcext:value-type="float">
            <text:p>395</text:p>
          </table:table-cell>
          <table:table-cell table:style-name="ce43" office:value-type="float" office:value="204" calcext:value-type="float">
            <text:p>20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02" calcext:value-type="float">
            <text:p>10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692" calcext:value-type="float">
            <text:p>3,692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53" calcext:value-type="float">
            <text:p>1,553</text:p>
          </table:table-cell>
          <table:table-cell table:style-name="ce41" office:value-type="float" office:value="1770" calcext:value-type="float">
            <text:p>1,770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41" calcext:value-type="float">
            <text:p>3,541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33" calcext:value-type="float">
            <text:p>1,433</text:p>
          </table:table-cell>
          <table:table-cell table:style-name="ce41" office:value-type="float" office:value="1770" calcext:value-type="float">
            <text:p>1,77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151" calcext:value-type="float">
            <text:p>151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630" calcext:value-type="float">
            <text:p>1,630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5" calcext:value-type="float">
            <text:p>705</text:p>
          </table:table-cell>
          <table:table-cell table:style-name="ce42" office:value-type="float" office:value="772" calcext:value-type="float">
            <text:p>77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87" calcext:value-type="float">
            <text:p>1,587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772" calcext:value-type="float">
            <text:p>77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43" calcext:value-type="float">
            <text:p>4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062" calcext:value-type="float">
            <text:p>2,062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48" calcext:value-type="float">
            <text:p>848</text:p>
          </table:table-cell>
          <table:table-cell table:style-name="ce43" office:value-type="float" office:value="998" calcext:value-type="float">
            <text:p>998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54" calcext:value-type="float">
            <text:p>1,954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1" calcext:value-type="float">
            <text:p>771</text:p>
          </table:table-cell>
          <table:table-cell table:style-name="ce43" office:value-type="float" office:value="998" calcext:value-type="float">
            <text:p>99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108" calcext:value-type="float">
            <text:p>108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2886" calcext:value-type="float">
            <text:p>12,886</text:p>
          </table:table-cell>
          <table:table-cell table:style-name="ce44" office:value-type="float" office:value="1883" calcext:value-type="float">
            <text:p>1,88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8" calcext:value-type="float">
            <text:p>178</text:p>
          </table:table-cell>
          <table:table-cell table:style-name="ce44" office:value-type="float" office:value="5407" calcext:value-type="float">
            <text:p>5,407</text:p>
          </table:table-cell>
          <table:table-cell table:style-name="ce44" office:value-type="float" office:value="29" calcext:value-type="float">
            <text:p>2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5050" calcext:value-type="float">
            <text:p>5,050</text:p>
          </table:table-cell>
          <table:table-cell table:style-name="ce44" office:value-type="float" office:value="337" calcext:value-type="float">
            <text:p>33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4108" calcext:value-type="float">
            <text:p>14,108</text:p>
          </table:table-cell>
          <table:table-cell table:style-name="ce44" office:value-type="float" office:value="1796" calcext:value-type="float">
            <text:p>1,79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3" calcext:value-type="float">
            <text:p>143</text:p>
          </table:table-cell>
          <table:table-cell table:style-name="ce44" office:value-type="float" office:value="6934" calcext:value-type="float">
            <text:p>6,934</text:p>
          </table:table-cell>
          <table:table-cell table:style-name="ce44" office:value-type="float" office:value="141" calcext:value-type="float">
            <text:p>14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5050" calcext:value-type="float">
            <text:p>5,05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3" calcext:value-type="float">
            <text:p>3</text:p>
          </table:table-cell>
          <table:table-cell table:style-name="ce65" office:value-type="float" office:value="-1222" calcext:value-type="float">
            <text:p><text:s text:c="7"/>－1,222</text:p>
          </table:table-cell>
          <table:table-cell table:style-name="ce73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5765" calcext:value-type="float">
            <text:p>5,765</text:p>
          </table:table-cell>
          <table:table-cell table:style-name="ce45" office:value-type="float" office:value="822" calcext:value-type="float">
            <text:p>822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72" calcext:value-type="float">
            <text:p>72</text:p>
          </table:table-cell>
          <table:table-cell table:style-name="ce45" office:value-type="float" office:value="2489" calcext:value-type="float">
            <text:p>2,489</text:p>
          </table:table-cell>
          <table:table-cell table:style-name="ce45" office:value-type="float" office:value="20" calcext:value-type="float">
            <text:p>20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261" calcext:value-type="float">
            <text:p>2,261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6549" calcext:value-type="float">
            <text:p>6,549</text:p>
          </table:table-cell>
          <table:table-cell table:style-name="ce45" office:value-type="float" office:value="772" calcext:value-type="float">
            <text:p>772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72" calcext:value-type="float">
            <text:p>72</text:p>
          </table:table-cell>
          <table:table-cell table:style-name="ce45" office:value-type="float" office:value="3343" calcext:value-type="float">
            <text:p>3,343</text:p>
          </table:table-cell>
          <table:table-cell table:style-name="ce45" office:value-type="float" office:value="67" calcext:value-type="float">
            <text:p>67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261" calcext:value-type="float">
            <text:p>2,26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2" calcext:value-type="float">
            <text:p>2</text:p>
          </table:table-cell>
          <table:table-cell table:style-name="ce66" office:value-type="float" office:value="-784" calcext:value-type="float">
            <text:p><text:s text:c="7"/>－784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7121" calcext:value-type="float">
            <text:p>7,121</text:p>
          </table:table-cell>
          <table:table-cell table:style-name="ce46" office:value-type="float" office:value="1061" calcext:value-type="float">
            <text:p>1,061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2918" calcext:value-type="float">
            <text:p>2,918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789" calcext:value-type="float">
            <text:p>2,789</text:p>
          </table:table-cell>
          <table:table-cell table:style-name="ce46" office:value-type="float" office:value="237" calcext:value-type="float">
            <text:p>23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7559" calcext:value-type="float">
            <text:p>7,559</text:p>
          </table:table-cell>
          <table:table-cell table:style-name="ce46" office:value-type="float" office:value="1024" calcext:value-type="float">
            <text:p>1,024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3591" calcext:value-type="float">
            <text:p>3,591</text:p>
          </table:table-cell>
          <table:table-cell table:style-name="ce46" office:value-type="float" office:value="74" calcext:value-type="float">
            <text:p>74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789" calcext:value-type="float">
            <text:p>2,789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" calcext:value-type="float">
            <text:p>1</text:p>
          </table:table-cell>
          <table:table-cell table:style-name="ce67" office:value-type="float" office:value="-438" calcext:value-type="float">
            <text:p><text:s text:c="7"/>－438</text:p>
          </table:table-cell>
          <table:table-cell table:style-name="ce73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44" office:value-type="float" office:value="7230" calcext:value-type="float">
            <text:p>7,230</text:p>
          </table:table-cell>
          <table:table-cell table:style-name="ce44" office:value-type="float" office:value="314" calcext:value-type="float">
            <text:p>314</text:p>
          </table:table-cell>
          <table:table-cell table:style-name="ce44" office:value-type="float" office:value="143" calcext:value-type="float">
            <text:p>14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192" calcext:value-type="float">
            <text:p>3,192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426" calcext:value-type="float">
            <text:p>3,426</text:p>
          </table:table-cell>
          <table:table-cell table:style-name="ce44" office:value-type="float" office:value="137" calcext:value-type="float">
            <text:p>13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7480" calcext:value-type="float">
            <text:p>7,480</text:p>
          </table:table-cell>
          <table:table-cell table:style-name="ce44" office:value-type="float" office:value="342" calcext:value-type="float">
            <text:p>342</text:p>
          </table:table-cell>
          <table:table-cell table:style-name="ce44" office:value-type="float" office:value="178" calcext:value-type="float">
            <text:p>17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456" calcext:value-type="float">
            <text:p>3,456</text:p>
          </table:table-cell>
          <table:table-cell table:style-name="ce44" office:value-type="float" office:value="72" calcext:value-type="float">
            <text:p>7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426" calcext:value-type="float">
            <text:p>3,42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  <table:table-cell table:style-name="ce65" office:value-type="float" office:value="-250" calcext:value-type="float">
            <text:p><text:s text:c="7"/>－250</text:p>
          </table:table-cell>
          <table:table-cell table:style-name="ce73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3251" calcext:value-type="float">
            <text:p>3,251</text:p>
          </table:table-cell>
          <table:table-cell table:style-name="ce45" office:value-type="float" office:value="145" calcext:value-type="float">
            <text:p>145</text:p>
          </table:table-cell>
          <table:table-cell table:style-name="ce45" office:value-type="float" office:value="72" calcext:value-type="float">
            <text:p>72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457" calcext:value-type="float">
            <text:p>1,457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546" calcext:value-type="float">
            <text:p>1,546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480" calcext:value-type="float">
            <text:p>3,480</text:p>
          </table:table-cell>
          <table:table-cell table:style-name="ce45" office:value-type="float" office:value="146" calcext:value-type="float">
            <text:p>146</text:p>
          </table:table-cell>
          <table:table-cell table:style-name="ce45" office:value-type="float" office:value="72" calcext:value-type="float">
            <text:p>72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675" calcext:value-type="float">
            <text:p>1,675</text:p>
          </table:table-cell>
          <table:table-cell table:style-name="ce45" office:value-type="float" office:value="39" calcext:value-type="float">
            <text:p>39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546" calcext:value-type="float">
            <text:p>1,54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-</text:p>
          </table:table-cell>
          <table:table-cell table:style-name="ce66" office:value-type="float" office:value="-229" calcext:value-type="float">
            <text:p><text:s text:c="7"/>－229</text:p>
          </table:table-cell>
          <table:table-cell table:style-name="ce73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6" office:value-type="float" office:value="3979" calcext:value-type="float">
            <text:p>3,979</text:p>
          </table:table-cell>
          <table:table-cell table:style-name="ce46" office:value-type="float" office:value="169" calcext:value-type="float">
            <text:p>169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735" calcext:value-type="float">
            <text:p>1,735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880" calcext:value-type="float">
            <text:p>1,880</text:p>
          </table:table-cell>
          <table:table-cell table:style-name="ce46" office:value-type="float" office:value="116" calcext:value-type="float">
            <text:p>116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4000" calcext:value-type="float">
            <text:p>4,000</text:p>
          </table:table-cell>
          <table:table-cell table:style-name="ce46" office:value-type="float" office:value="196" calcext:value-type="float">
            <text:p>196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781" calcext:value-type="float">
            <text:p>1,781</text:p>
          </table:table-cell>
          <table:table-cell table:style-name="ce46" office:value-type="float" office:value="33" calcext:value-type="float">
            <text:p>33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880" calcext:value-type="float">
            <text:p>1,88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67" office:value-type="float" office:value="-21" calcext:value-type="float">
            <text:p><text:s text:c="7"/>－21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710" calcext:value-type="float">
            <text:p>1,710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41" calcext:value-type="float">
            <text:p>141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1188" calcext:value-type="float">
            <text:p>1,188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88" calcext:value-type="float">
            <text:p>288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24" calcext:value-type="float">
            <text:p>524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83" calcext:value-type="float">
            <text:p>183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88" calcext:value-type="float">
            <text:p>28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5" office:value-type="float" office:value="1186" calcext:value-type="float">
            <text:p>1,186</text:p>
          </table:table-cell>
          <table:table-cell table:style-name="ce73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868" calcext:value-type="float">
            <text:p>86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588" calcext:value-type="float">
            <text:p>588</text:p>
          </table:table-cell>
          <table:table-cell table:number-columns-repeated="3" table:style-name="ce45" office:value-type="float" office:value="0" calcext:value-type="float">
            <text:p>-</text:p>
          </table:table-cell>
          <table:table-cell table:style-name="ce45" office:value-type="float" office:value="166" calcext:value-type="float">
            <text:p>16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317" calcext:value-type="float">
            <text:p>317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16" calcext:value-type="float">
            <text:p>116</text:p>
          </table:table-cell>
          <table:table-cell table:number-columns-repeated="3" table:style-name="ce45" office:value-type="float" office:value="0" calcext:value-type="float">
            <text:p>-</text:p>
          </table:table-cell>
          <table:table-cell table:style-name="ce45" office:value-type="float" office:value="166" calcext:value-type="float">
            <text:p>166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66" office:value-type="float" office:value="551" calcext:value-type="float">
            <text:p>551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842" calcext:value-type="float">
            <text:p>84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600" calcext:value-type="float">
            <text:p>600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207" calcext:value-type="float">
            <text:p>20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67" calcext:value-type="float">
            <text:p>67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122" calcext:value-type="float">
            <text:p>122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635" calcext:value-type="float">
            <text:p>635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32" calcext:value-type="float">
            <text:p>1,63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1135" calcext:value-type="float">
            <text:p>1,13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75" calcext:value-type="float">
            <text:p>275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1" calcext:value-type="float">
            <text:p>45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35" calcext:value-type="float">
            <text:p>13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75" calcext:value-type="float">
            <text:p>27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181" calcext:value-type="float">
            <text:p>1,181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13" calcext:value-type="float">
            <text:p>81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550" calcext:value-type="float">
            <text:p>55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5" calcext:value-type="float">
            <text:p>8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55" calcext:value-type="float">
            <text:p>15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545" calcext:value-type="float">
            <text:p>545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19" calcext:value-type="float">
            <text:p>81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585" calcext:value-type="float">
            <text:p>58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50" calcext:value-type="float">
            <text:p>5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20" calcext:value-type="float">
            <text:p>12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636" calcext:value-type="float">
            <text:p>636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3" calcext:value-type="float">
            <text:p>5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5" calcext:value-type="float">
            <text:p>5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8" calcext:value-type="float">
            <text:p>3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6" calcext:value-type="float">
            <text:p>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" calcext:value-type="float">
            <text:p><text:s text:c="7"/>－1</text:p>
          </table:table-cell>
          <table:table-cell table:style-name="ce73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5" office:value-type="string" calcext:value-type="string" table:number-columns-spanned="4" table:number-rows-spanned="1">
            <text:p>  內<text:span text:style-name="T1">政部戶政司 民國98年5月6日編製</text:span></text:p>
          </table:table-cell>
          <table:covered-table-cell table:number-columns-repeated="3" table:style-name="ce56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1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2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d46/%E8%A1%A8%E4%B8%809804.xls'#$''.$G$5]"/>
        <table:named-expression table:name="出生" table:base-cell-address="$遷徙.$A$1" table:expression="['file:///D:/123/d46/%E8%A1%A8%E4%B8%809804.xls'#$''.$V$14:.$V$34]"/>
        <table:named-expression table:name="月底人口數" table:base-cell-address="$遷徙.$A$1" table:expression="['file:///D:/123/d46/%E8%A1%A8%E4%B8%809804.xls'#$''.$AT$14:.$AU$34]"/>
        <table:named-expression table:name="死亡" table:base-cell-address="$遷徙.$A$1" table:expression="['file:///D:/123/d46/%E8%A1%A8%E4%B8%809804.xls'#$''.$Y$14:.$Y$34]"/>
        <table:named-expression table:name="結婚" table:base-cell-address="$遷徙.$A$1" table:expression="['file:///D:/123/d46/%E8%A1%A8%E4%B8%809804.xls'#$''.$L$14:.$L$34]"/>
        <table:named-expression table:name="鄰數戶數" table:base-cell-address="$遷徙.$A$1" table:expression="['file:///D:/123/d46/%E8%A1%A8%E4%B8%809804.xls'#$''.$AQ$14:.$AR$34]"/>
        <table:named-expression table:name="離婚" table:base-cell-address="$遷徙.$A$1" table:expression="['file:///D:/123/d46/%E8%A1%A8%E4%B8%80980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5-07T09:39:07</meta:creation-date>
    <dc:creator>user</dc:creator>
    <dc:date>2009-05-07T09:39:32</dc: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